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4pt" style:font-size-asian="14pt" style:font-size-complex="14pt"/>
    </style:style>
    <style:style style:name="P2" style:family="paragraph" style:parent-style-name="Standard">
      <style:paragraph-properties fo:line-height="200%" fo:text-align="start" style:justify-single-word="false"/>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B Standard Calculator Documentation</text:p>
      <text:p text:style-name="P2">Just a quick preface about my struggles before I get into how the calculator works : </text:p>
      <text:p text:style-name="P2"/>
      <text:p text:style-name="P2">This project was a lot harder at first because I was a newbie at creating an application with so many moving parts. I was essentially over-complicating everything because for some reason I thought that I had to work with the JavaFX controllers like you would an object and its data, by creating intermediary variables. In the case of an object and its data, it's common practice to have getter and setter functions to use an object's data, so I thought I needed some middlemen variables for working with the controllers in my calculator, but nope. The second time around I just worked with the textField controllers directly instead of having my program change the middlemen variables' data and then finally have those variables change the text of my textFields. Enough ranting about my issues though, I'll get on with the functionality of the calculator.</text:p>
      <text:p text:style-name="P2"/>
      <text:p text:style-name="P2">When you boot up the calculator, it will work exactly as the standard Windows calculator will. Input a number, press a mathematical operation (add, subtract, multiply, divide), and it will display the current answer in the bottom most text field. The text field above that one keep track of the operations you're performing. Once you hit the equals button, the top text field will clear since you told the <text:soft-page-break/>program you are done inputting operations/numbers and now you just want the sum. The number in the bottom most text box will be used for the last computation depending on what the last inputted operation is. For example, say you have the string “2 + 2 + 5 x” in the upper text field and you have the number 3 in your bottom text field. As of right now, the current answer is 9 because 2 + 2 + 5 is 9. Since the last operation is “x”, when you hit the equals button, the program will go to the respective method for handling the button press and go through a chain of if-else statements to discern what the last operation is. In this case its “x” so the program will multiply the answer by whatever is in the bottom text field which in this case, is 3. So at the very end you're multiplying your current answer (9) by the number in the bottom text field (3) and the program will spit out a 27 in the bottom text field, simultaneously clearing the top text field and setting the answer to 0 so you're ready for the next calculation. <text:s/>The other operations you can perform (1/x, square root, squaring, and %) all function the same way. Take whatever is in the variable “answer”, perform the operation, and display the answer in the bottom text field. This is where I start to deviate a little from the actual Windows calculator due to time constraints and difficulty of implementation. In the Windows calculator, these operations are usually treated like your normal mathematical operations. When their button is pressed, they go in the top text field. For example, taking the square root of a number would result in the top text field displayed “sqrt(number)”. <text:soft-page-break/>My calculator, as I mentioned earlier, does not have this feature. The only other complication came in the form of the backspace button. In the event that you have a decimal number, like 12.0, when you backspace the number immediately after the decimal, the program should also remove the decimal. So in the case of 12.0, after hitting backspace it should look like “12” but my program does not recognize that and instead outputs “12.”. This is problematic because if you happen to hit another button, there are some unforeseen consequences when the program tries to parse through that string and tries to convert it to a float. An invalid input exception will be thrown. So if you happen to be testing out the program, be sure to backspace the decimal manually and everything else should work like a charm. One other thing, Java's Math class has built in functionality for dealing with mathematical errors such as dividing by 0 or taking the square root of a negative number. These errors will be displayed in the bottom text field and will come in the form of a string. If you divide by zero, the text field will display “infinity”. If you take the square root of a negative number, the text field will display “NaN”. To get around this, just hit clear. Or you can backspace everything if you really want to. </text:p>
      <text:p text:style-name="P2"/>
      <text:p text:style-name="P2">The calculator implements GUIs (clearly), the StringBuilder class for dealing with strings in the program, file output, and object serialization. StringBuilder was used to remove the last character from the string in the bottom text field when <text:soft-page-break/>backspacing. File output and object serialization were implemented whenever you hit a complicated math operation (like 1/x, square root, along those lines) and the equals button. When you hit those buttons, the program will output the current answer to a file called “answers.t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an Castellon</meta:initial-creator>
    <meta:creation-date>2019-06-06T23:13:38.70</meta:creation-date>
    <meta:document-statistic meta:table-count="0" meta:image-count="0" meta:object-count="0" meta:page-count="4" meta:paragraph-count="5" meta:word-count="847" meta:character-count="4877"/>
    <dc:date>2019-06-06T23:52:30.31</dc:date>
    <dc:creator>Juan Castellon</dc:creator>
    <meta:editing-duration>PT1M21S</meta:editing-duration>
    <meta:editing-cycles>1</meta:editing-cycles>
    <meta:generator>OpenOffice/4.1.5$Win32 OpenOffice.org_project/415m1$Build-9789</meta:generator>
  </office:meta>
</office:document-meta>
</file>